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6521" officeooo:paragraph-rsid="00116521"/>
    </style:style>
    <style:style style:name="P2" style:family="paragraph" style:parent-style-name="Text_20_body">
      <style:text-properties officeooo:rsid="00129fda" officeooo:paragraph-rsid="00129fda"/>
    </style:style>
    <style:style style:name="P3" style:family="paragraph" style:parent-style-name="Text_20_body">
      <style:text-properties officeooo:rsid="0019c606" officeooo:paragraph-rsid="0019c606"/>
    </style:style>
    <style:style style:name="P4" style:family="paragraph" style:parent-style-name="Text_20_body">
      <style:text-properties officeooo:rsid="0019f48a" officeooo:paragraph-rsid="001fc595"/>
    </style:style>
    <style:style style:name="P5" style:family="paragraph" style:parent-style-name="Text_20_body">
      <style:text-properties officeooo:rsid="0019f48a" officeooo:paragraph-rsid="00ccec2e"/>
    </style:style>
    <style:style style:name="P6" style:family="paragraph" style:parent-style-name="Text_20_body">
      <style:text-properties officeooo:rsid="00237369" officeooo:paragraph-rsid="00237369"/>
    </style:style>
    <style:style style:name="P7" style:family="paragraph" style:parent-style-name="Text_20_body">
      <style:text-properties officeooo:rsid="002cd006" officeooo:paragraph-rsid="002cd006"/>
    </style:style>
    <style:style style:name="P8" style:family="paragraph" style:parent-style-name="Text_20_body">
      <style:text-properties officeooo:rsid="0030333f" officeooo:paragraph-rsid="0030333f"/>
    </style:style>
    <style:style style:name="P9" style:family="paragraph" style:parent-style-name="Text_20_body">
      <style:text-properties officeooo:rsid="0030333f" officeooo:paragraph-rsid="008fd5ad"/>
    </style:style>
    <style:style style:name="P10" style:family="paragraph" style:parent-style-name="Text_20_body">
      <style:text-properties officeooo:rsid="003c7c74" officeooo:paragraph-rsid="0080c38e"/>
    </style:style>
    <style:style style:name="P11" style:family="paragraph" style:parent-style-name="Text_20_body">
      <style:text-properties officeooo:rsid="003ddeab" officeooo:paragraph-rsid="00731d56"/>
    </style:style>
    <style:style style:name="P12" style:family="paragraph" style:parent-style-name="Text_20_body">
      <style:text-properties officeooo:rsid="003ddeab" officeooo:paragraph-rsid="0080c38e"/>
    </style:style>
    <style:style style:name="P13" style:family="paragraph" style:parent-style-name="Text_20_body">
      <style:text-properties officeooo:rsid="00733bbc" officeooo:paragraph-rsid="007420a4"/>
    </style:style>
    <style:style style:name="P14" style:family="paragraph" style:parent-style-name="Text_20_body">
      <style:text-properties officeooo:rsid="00736d26" officeooo:paragraph-rsid="00736d26"/>
    </style:style>
    <style:style style:name="P15" style:family="paragraph" style:parent-style-name="Text_20_body">
      <style:text-properties officeooo:rsid="0068ecbd" officeooo:paragraph-rsid="0068ecbd"/>
    </style:style>
    <style:style style:name="P16" style:family="paragraph" style:parent-style-name="Text_20_body">
      <style:text-properties officeooo:rsid="0076dbfa" officeooo:paragraph-rsid="0076dbfa"/>
    </style:style>
    <style:style style:name="P17" style:family="paragraph" style:parent-style-name="Text_20_body">
      <style:text-properties officeooo:rsid="0076dbfa" officeooo:paragraph-rsid="00801b09"/>
    </style:style>
    <style:style style:name="P18" style:family="paragraph" style:parent-style-name="Text_20_body">
      <style:text-properties officeooo:rsid="003c834b" officeooo:paragraph-rsid="0080c38e"/>
    </style:style>
    <style:style style:name="P19" style:family="paragraph" style:parent-style-name="Text_20_body">
      <style:text-properties officeooo:rsid="008313c7" officeooo:paragraph-rsid="008313c7"/>
    </style:style>
    <style:style style:name="P20" style:family="paragraph" style:parent-style-name="Text_20_body">
      <style:text-properties officeooo:rsid="0097b8d4" officeooo:paragraph-rsid="00aa47a1"/>
    </style:style>
    <style:style style:name="P21" style:family="paragraph" style:parent-style-name="Text_20_body">
      <style:text-properties officeooo:rsid="0097b8d4" officeooo:paragraph-rsid="00ad3ad1"/>
    </style:style>
    <style:style style:name="P22" style:family="paragraph" style:parent-style-name="Text_20_body">
      <style:text-properties officeooo:rsid="009d9853" officeooo:paragraph-rsid="009d9853"/>
    </style:style>
    <style:style style:name="P23" style:family="paragraph" style:parent-style-name="Text_20_body">
      <style:text-properties officeooo:rsid="002b9bb0" officeooo:paragraph-rsid="00731d56"/>
    </style:style>
    <style:style style:name="P24" style:family="paragraph" style:parent-style-name="Text_20_body">
      <style:text-properties officeooo:rsid="009a27b5" officeooo:paragraph-rsid="009a27b5"/>
    </style:style>
    <style:style style:name="P25" style:family="paragraph" style:parent-style-name="Text_20_body">
      <style:text-properties officeooo:rsid="00b1976a" officeooo:paragraph-rsid="00b1976a"/>
    </style:style>
    <style:style style:name="P26" style:family="paragraph" style:parent-style-name="Text_20_body">
      <style:text-properties officeooo:rsid="00b48d48" officeooo:paragraph-rsid="00b48d48"/>
    </style:style>
    <style:style style:name="P27" style:family="paragraph" style:parent-style-name="Text_20_body">
      <style:text-properties officeooo:rsid="00b6af0b" officeooo:paragraph-rsid="00b6af0b"/>
    </style:style>
    <style:style style:name="P28" style:family="paragraph" style:parent-style-name="Text_20_body">
      <style:text-properties officeooo:rsid="00b6b03c" officeooo:paragraph-rsid="00b6b03c"/>
    </style:style>
    <style:style style:name="P29" style:family="paragraph" style:parent-style-name="Text_20_body">
      <style:text-properties officeooo:rsid="00794850" officeooo:paragraph-rsid="00b6b03c"/>
    </style:style>
    <style:style style:name="P30" style:family="paragraph" style:parent-style-name="Text_20_body">
      <style:text-properties officeooo:rsid="00b6b04c" officeooo:paragraph-rsid="00b6b04c"/>
    </style:style>
    <style:style style:name="P31" style:family="paragraph" style:parent-style-name="Text_20_body">
      <style:text-properties officeooo:rsid="00b71ca5" officeooo:paragraph-rsid="00b7b457"/>
    </style:style>
    <style:style style:name="P32" style:family="paragraph" style:parent-style-name="Text_20_body">
      <style:text-properties officeooo:rsid="00b7b457" officeooo:paragraph-rsid="00b7b457"/>
    </style:style>
    <style:style style:name="P33" style:family="paragraph" style:parent-style-name="Text_20_body">
      <style:text-properties officeooo:rsid="00b7b457" officeooo:paragraph-rsid="00b8b7f0"/>
    </style:style>
    <style:style style:name="P34" style:family="paragraph" style:parent-style-name="Text_20_body">
      <style:text-properties officeooo:rsid="00b8b7f0" officeooo:paragraph-rsid="00b8b7f0"/>
    </style:style>
    <style:style style:name="P35" style:family="paragraph" style:parent-style-name="Text_20_body">
      <style:text-properties officeooo:rsid="00bc07f9" officeooo:paragraph-rsid="00bc07f9"/>
    </style:style>
    <style:style style:name="P36" style:family="paragraph" style:parent-style-name="Text_20_body">
      <style:text-properties officeooo:rsid="00b34746" officeooo:paragraph-rsid="00c32dd7"/>
    </style:style>
    <style:style style:name="P37" style:family="paragraph" style:parent-style-name="Text_20_body">
      <style:text-properties officeooo:rsid="00c32dd7" officeooo:paragraph-rsid="00c32dd7"/>
    </style:style>
    <style:style style:name="P38" style:family="paragraph" style:parent-style-name="Text_20_body">
      <style:text-properties officeooo:rsid="00317db5" officeooo:paragraph-rsid="00317db5"/>
    </style:style>
    <style:style style:name="P39" style:family="paragraph" style:parent-style-name="Text_20_body">
      <style:text-properties officeooo:rsid="00cb5de6" officeooo:paragraph-rsid="00cb5de6"/>
    </style:style>
    <style:style style:name="P40" style:family="paragraph" style:parent-style-name="Text_20_body">
      <style:text-properties officeooo:rsid="00cce5a7" officeooo:paragraph-rsid="00cce5a7"/>
    </style:style>
    <style:style style:name="P41" style:family="paragraph" style:parent-style-name="Text_20_body">
      <style:text-properties officeooo:rsid="001b8506" officeooo:paragraph-rsid="001b8506"/>
    </style:style>
    <style:style style:name="P42" style:family="paragraph" style:parent-style-name="Text_20_body">
      <style:text-properties officeooo:rsid="0030607c" officeooo:paragraph-rsid="00d0c843"/>
    </style:style>
    <style:style style:name="P43" style:family="paragraph" style:parent-style-name="Text_20_body">
      <style:text-properties officeooo:rsid="00d0d017" officeooo:paragraph-rsid="00d0d017"/>
    </style:style>
    <style:style style:name="P44" style:family="paragraph" style:parent-style-name="Text_20_body">
      <style:text-properties officeooo:rsid="00d42f45" officeooo:paragraph-rsid="00d42f45"/>
    </style:style>
    <style:style style:name="P45" style:family="paragraph" style:parent-style-name="Text_20_body">
      <style:text-properties officeooo:rsid="00d64a79" officeooo:paragraph-rsid="00d64a79"/>
    </style:style>
    <style:style style:name="P46" style:family="paragraph" style:parent-style-name="Text_20_body">
      <style:text-properties officeooo:rsid="00d80ebc" officeooo:paragraph-rsid="00d80ebc"/>
    </style:style>
    <style:style style:name="P47" style:family="paragraph" style:parent-style-name="Text_20_body">
      <style:text-properties officeooo:rsid="00d90994" officeooo:paragraph-rsid="00d90994"/>
    </style:style>
    <style:style style:name="P48" style:family="paragraph" style:parent-style-name="Text_20_body">
      <style:text-properties officeooo:rsid="00d9e753" officeooo:paragraph-rsid="00d9e753"/>
    </style:style>
    <style:style style:name="P49" style:family="paragraph" style:parent-style-name="Title">
      <style:text-properties officeooo:rsid="002cd006" officeooo:paragraph-rsid="002cd006"/>
    </style:style>
    <style:style style:name="P50" style:family="paragraph" style:parent-style-name="Title">
      <style:text-properties officeooo:rsid="002cd006" officeooo:paragraph-rsid="009d9853"/>
    </style:style>
    <style:style style:name="P51" style:family="paragraph" style:parent-style-name="Title">
      <style:text-properties officeooo:rsid="009400fb" officeooo:paragraph-rsid="009400fb"/>
    </style:style>
    <style:style style:name="P52" style:family="paragraph" style:parent-style-name="Subtitle">
      <style:text-properties officeooo:rsid="005dbb0c" officeooo:paragraph-rsid="005dbb0c"/>
    </style:style>
    <style:style style:name="P53" style:family="paragraph" style:parent-style-name="Subtitle">
      <style:text-properties officeooo:rsid="0080c38e" officeooo:paragraph-rsid="0080c38e"/>
    </style:style>
    <style:style style:name="P54" style:family="paragraph" style:parent-style-name="Subtitle">
      <style:text-properties officeooo:rsid="0080c38e" officeooo:paragraph-rsid="00b34746"/>
    </style:style>
    <style:style style:name="P55" style:family="paragraph" style:parent-style-name="Subtitle">
      <style:text-properties officeooo:rsid="00b34746" officeooo:paragraph-rsid="00b6b03c"/>
    </style:style>
    <style:style style:name="P56" style:family="paragraph" style:parent-style-name="Text_20_body">
      <style:text-properties officeooo:rsid="00ccec2e" officeooo:paragraph-rsid="00ccec2e"/>
    </style:style>
    <style:style style:name="P57" style:family="paragraph" style:parent-style-name="Text_20_body">
      <style:text-properties officeooo:rsid="00d0d017" officeooo:paragraph-rsid="00d5cd07"/>
    </style:style>
    <style:style style:name="P58" style:family="paragraph" style:parent-style-name="Text_20_body">
      <style:text-properties officeooo:rsid="00db0f10" officeooo:paragraph-rsid="00dcdeca"/>
    </style:style>
    <style:style style:name="P59" style:family="paragraph" style:parent-style-name="Text_20_body">
      <style:text-properties officeooo:rsid="00dbcece" officeooo:paragraph-rsid="00dcdeca"/>
    </style:style>
    <style:style style:name="P60" style:family="paragraph" style:parent-style-name="Text_20_body">
      <style:text-properties officeooo:rsid="00de00cc" officeooo:paragraph-rsid="00de00cc"/>
    </style:style>
    <style:style style:name="P61" style:family="paragraph" style:parent-style-name="Text_20_body">
      <style:text-properties officeooo:rsid="00dfe0de" officeooo:paragraph-rsid="00dfe0de"/>
    </style:style>
    <style:style style:name="P62" style:family="paragraph" style:parent-style-name="Text_20_body">
      <style:text-properties officeooo:rsid="00d12de2" officeooo:paragraph-rsid="00dfe0de"/>
    </style:style>
    <style:style style:name="P63" style:family="paragraph" style:parent-style-name="Text_20_body">
      <style:text-properties officeooo:rsid="00d90994" officeooo:paragraph-rsid="00d90994"/>
    </style:style>
    <style:style style:name="P64" style:family="paragraph" style:parent-style-name="Text_20_body">
      <style:text-properties officeooo:rsid="00e0c591" officeooo:paragraph-rsid="00e0c591"/>
    </style:style>
    <style:style style:name="P65" style:family="paragraph" style:parent-style-name="Title">
      <style:text-properties officeooo:rsid="00d0d017" officeooo:paragraph-rsid="002cd006"/>
    </style:style>
    <style:style style:name="T1" style:family="text">
      <style:text-properties officeooo:rsid="0019f48a"/>
    </style:style>
    <style:style style:name="T2" style:family="text">
      <style:text-properties officeooo:rsid="001d9dc9"/>
    </style:style>
    <style:style style:name="T3" style:family="text">
      <style:text-properties officeooo:rsid="00284e65"/>
    </style:style>
    <style:style style:name="T4" style:family="text">
      <style:text-properties officeooo:rsid="00313960"/>
    </style:style>
    <style:style style:name="T5" style:family="text">
      <style:text-properties officeooo:rsid="00365060"/>
    </style:style>
    <style:style style:name="T6" style:family="text">
      <style:text-properties officeooo:rsid="003815c2"/>
    </style:style>
    <style:style style:name="T7" style:family="text">
      <style:text-properties officeooo:rsid="003ddeab"/>
    </style:style>
    <style:style style:name="T8" style:family="text">
      <style:text-properties officeooo:rsid="003e17d3"/>
    </style:style>
    <style:style style:name="T9" style:family="text">
      <style:text-properties officeooo:rsid="0040fefe"/>
    </style:style>
    <style:style style:name="T10" style:family="text">
      <style:text-properties officeooo:rsid="004494c2"/>
    </style:style>
    <style:style style:name="T11" style:family="text">
      <style:text-properties officeooo:rsid="0045eae5"/>
    </style:style>
    <style:style style:name="T12" style:family="text">
      <style:text-properties officeooo:rsid="004ddb41"/>
    </style:style>
    <style:style style:name="T13" style:family="text">
      <style:text-properties officeooo:rsid="004ebadf"/>
    </style:style>
    <style:style style:name="T14" style:family="text">
      <style:text-properties officeooo:rsid="005059f6"/>
    </style:style>
    <style:style style:name="T15" style:family="text">
      <style:text-properties officeooo:rsid="00598923"/>
    </style:style>
    <style:style style:name="T16" style:family="text">
      <style:text-properties officeooo:rsid="005fdaa4"/>
    </style:style>
    <style:style style:name="T17" style:family="text">
      <style:text-properties officeooo:rsid="006d3531"/>
    </style:style>
    <style:style style:name="T18" style:family="text">
      <style:text-properties officeooo:rsid="006f22ea"/>
    </style:style>
    <style:style style:name="T19" style:family="text">
      <style:text-properties officeooo:rsid="0070e64f"/>
    </style:style>
    <style:style style:name="T20" style:family="text">
      <style:text-properties officeooo:rsid="00736d26"/>
    </style:style>
    <style:style style:name="T21" style:family="text">
      <style:text-properties officeooo:rsid="007420a4"/>
    </style:style>
    <style:style style:name="T22" style:family="text">
      <style:text-properties officeooo:rsid="00794850"/>
    </style:style>
    <style:style style:name="T23" style:family="text">
      <style:text-properties officeooo:rsid="007a7151"/>
    </style:style>
    <style:style style:name="T24" style:family="text">
      <style:text-properties officeooo:rsid="00801b09"/>
    </style:style>
    <style:style style:name="T25" style:family="text">
      <style:text-properties officeooo:rsid="00820b13"/>
    </style:style>
    <style:style style:name="T26" style:family="text">
      <style:text-properties officeooo:rsid="008313c7"/>
    </style:style>
    <style:style style:name="T27" style:family="text">
      <style:text-properties officeooo:rsid="0083c798"/>
    </style:style>
    <style:style style:name="T28" style:family="text">
      <style:text-properties officeooo:rsid="00895614"/>
    </style:style>
    <style:style style:name="T29" style:family="text">
      <style:text-properties officeooo:rsid="008a1457"/>
    </style:style>
    <style:style style:name="T30" style:family="text">
      <style:text-properties officeooo:rsid="008d08ab"/>
    </style:style>
    <style:style style:name="T31" style:family="text">
      <style:text-properties officeooo:rsid="009a27b5"/>
    </style:style>
    <style:style style:name="T32" style:family="text">
      <style:text-properties officeooo:rsid="009d9853"/>
    </style:style>
    <style:style style:name="T33" style:family="text">
      <style:text-properties officeooo:rsid="009da5e9"/>
    </style:style>
    <style:style style:name="T34" style:family="text">
      <style:text-properties officeooo:rsid="009db905"/>
    </style:style>
    <style:style style:name="T35" style:family="text">
      <style:text-properties officeooo:rsid="009e4403"/>
    </style:style>
    <style:style style:name="T36" style:family="text">
      <style:text-properties officeooo:rsid="00a6940d"/>
    </style:style>
    <style:style style:name="T37" style:family="text">
      <style:text-properties officeooo:rsid="00a91052"/>
    </style:style>
    <style:style style:name="T38" style:family="text">
      <style:text-properties officeooo:rsid="00aa47a1"/>
    </style:style>
    <style:style style:name="T39" style:family="text">
      <style:text-properties officeooo:rsid="00af54d1"/>
    </style:style>
    <style:style style:name="T40" style:family="text">
      <style:text-properties officeooo:rsid="00b10a62"/>
    </style:style>
    <style:style style:name="T41" style:family="text">
      <style:text-properties officeooo:rsid="00b1976a"/>
    </style:style>
    <style:style style:name="T42" style:family="text">
      <style:text-properties officeooo:rsid="00b34746"/>
    </style:style>
    <style:style style:name="T43" style:family="text">
      <style:text-properties officeooo:rsid="00b48d48"/>
    </style:style>
    <style:style style:name="T44" style:family="text">
      <style:text-properties officeooo:rsid="00b5e108"/>
    </style:style>
    <style:style style:name="T45" style:family="text">
      <style:text-properties officeooo:rsid="00b69a85"/>
    </style:style>
    <style:style style:name="T46" style:family="text">
      <style:text-properties officeooo:rsid="00b6b03c"/>
    </style:style>
    <style:style style:name="T47" style:family="text">
      <style:text-properties officeooo:rsid="00b6b04c"/>
    </style:style>
    <style:style style:name="T48" style:family="text">
      <style:text-properties officeooo:rsid="00b8b7f0"/>
    </style:style>
    <style:style style:name="T49" style:family="text">
      <style:text-properties officeooo:rsid="00ba1d4e"/>
    </style:style>
    <style:style style:name="T50" style:family="text">
      <style:text-properties officeooo:rsid="00bee7fe"/>
    </style:style>
    <style:style style:name="T51" style:family="text">
      <style:text-properties officeooo:rsid="00c32dd7"/>
    </style:style>
    <style:style style:name="T52" style:family="text">
      <style:text-properties officeooo:rsid="00c63254"/>
    </style:style>
    <style:style style:name="T53" style:family="text">
      <style:text-properties officeooo:rsid="00c710f4"/>
    </style:style>
    <style:style style:name="T54" style:family="text">
      <style:text-properties officeooo:rsid="00cb5de6"/>
    </style:style>
    <style:style style:name="T55" style:family="text">
      <style:text-properties officeooo:rsid="00317db5"/>
    </style:style>
    <style:style style:name="T56" style:family="text">
      <style:text-properties officeooo:rsid="00ccec2e"/>
    </style:style>
    <style:style style:name="T57" style:family="text">
      <style:text-properties officeooo:rsid="00ce22f8"/>
    </style:style>
    <style:style style:name="T58" style:family="text">
      <style:text-properties officeooo:rsid="00d020c4"/>
    </style:style>
    <style:style style:name="T59" style:family="text">
      <style:text-properties officeooo:rsid="00d0c843"/>
    </style:style>
    <style:style style:name="T60" style:family="text">
      <style:text-properties officeooo:rsid="00d5cd07"/>
    </style:style>
    <style:style style:name="T61" style:family="text">
      <style:text-properties officeooo:rsid="00d64a79"/>
    </style:style>
    <style:style style:name="T62" style:family="text">
      <style:text-properties officeooo:rsid="00d80ebc"/>
    </style:style>
    <style:style style:name="T63" style:family="text">
      <style:text-properties officeooo:rsid="00d90994"/>
    </style:style>
    <style:style style:name="T64" style:family="text">
      <style:text-properties officeooo:rsid="00d93091"/>
    </style:style>
    <style:style style:name="T65" style:family="text">
      <style:text-properties officeooo:rsid="00db0f10"/>
    </style:style>
    <style:style style:name="T66" style:family="text">
      <style:text-properties officeooo:rsid="00dbcece"/>
    </style:style>
    <style:style style:name="T67" style:family="text">
      <style:text-properties officeooo:rsid="00dc1deb"/>
    </style:style>
    <style:style style:name="T68" style:family="text">
      <style:text-properties officeooo:rsid="00dfe0de"/>
    </style:style>
    <style:style style:name="T69" style:family="text">
      <style:text-properties officeooo:rsid="00e0c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очему столь амбициозная тема? Ничего амбициозного. Я прекрасно понимаю что вряд ли переплюну лучшие умы, работавшие над темой универсального ИИ. Все же, на данный момент я не понимаю в чем именно состоит непроходимая сложность этой задачи. Желание понять это и является <text:span text:style-name="T55">сновным движущим мотивом данной работы.</text:span></text:p>
      <text:p text:style-name="P51">Вступление</text:p>
      <text:p text:style-name="P1">Что такое разум? Это машина, улучшающая выживание индивидуума путем предсказания будущего. Будущее можно предсказывать только на основе закономерностей, <text:span text:style-name="T52">отыскиваемых в</text:span> прошлом. Иными словами, разум – это машина для поиска и использования закономерностей <text:span text:style-name="T5">с целью улучшения способности к выживанию.</text:span></text:p>
      <text:p text:style-name="P2">Существующие системы искусственного интеллекта превосходят человеческий разум во многих аспектах, за исключением универсальности. Подход к разработке Кристофера состоит в погоне за универсальностью, <text:span text:style-name="T53">жертвуя всем</text:span> что может этому препятствовать, эффективност<text:span text:style-name="T53">ью в том числе</text:span>. <text:span text:style-name="T54">Источник вдохновения один -</text:span> человеческий разум. <text:span text:style-name="T54">Наблюдая за работой ума, пытаемся понять его действия и создать нечто подобное в коде.</text:span></text:p>
      <text:p text:style-name="P2">Чистая имитация, не годится <text:span text:style-name="T54">по двум причинам</text:span>. <text:span text:style-name="T56">Первое препятствие в том, что мы работаем в другой мастерской.</text:span> Возьмем,<text:span text:style-name="T54"> на</text:span>пример, авиацию. Попытки построить летательный аппарат копируя <text:span text:style-name="T54">полет </text:span>птиц не дали результат<text:span text:style-name="T3">ов. Наши материалы и инструменты слишком отличаются от того что использовала природа. Прогресс был достигнут только после того, как инженеры сконцентрировались на базовых принципах полета в их применении к существующим технологиям. Вторая глубинная причина состоит в том, что шифровать всегда легче чем расшифровывать. Наша вселенная голосует за privacy. Простите, не могу перевести. Скажем, перед вами поставлена задача украсть принципиально новый процессор, созданный другой фирмой или, может быть, у вас есть код неизвестной вам операционной системы и надо понять ее архитектуру. А теперь многократно увеличьте сложность обьекта. Чем сложнее исследуемая система, тем безнадежнее задача.</text:span></text:p>
      <text:p text:style-name="P40">Вывод простой: берем то что можем взять, прежде всего базовые принципы, <text:span text:style-name="T56">все о</text:span>стальное делаем по-своему.</text:p>
      <text:p text:style-name="P3">Просматриваются интересные параллели в развитии разума и систем иску<text:span text:style-name="T15">с</text:span>ственного интеллекта. Разум развивался с низкоуровневых <text:span text:style-name="T56">задач. П</text:span>еремещение в пространстве, <text:s/>питание, размножение, нападиние/защита диктовали необходимость обработки данных от органов зрения, слуха, обоняния, осязания и принятия решений по управлению телом. <text:span text:style-name="T1">Полный джентльменский набор имеется у насекомых. Их деятельность определяется инстинктом, говоря по-нашему кодом. Они очень сильно напоминают автоматы. Высшие уровни разумной деятельности, такие как обучение и абстрактное мышление, т.е. способность обобщать, развивались позже.</text:span></text:p>
      <text:p text:style-name="P5">То же самое мы видим в ходе развития информатики. Сначала появляются системы распознавания текстов, распознавания речи, распознавания образов, а самообучение и логическая обработка, такая как категоризация образов идут с отставанием. <text:span text:style-name="T56">Вот шаги, которые делают программы все более умными:</text:span></text:p>
      <text:p text:style-name="P56">- хардкод</text:p>
      <text:p text:style-name="P56">- параметризация кода</text:p>
      <text:p text:style-name="P56">- генерация кода</text:p>
      <text:p text:style-name="P56">- генерация алгоритмов</text:p>
      <text:p text:style-name="P5"><text:span text:style-name="T65">Мы не прошли дальше второго этапа: нынешние нейронные сети, это параметризация. </text:span></text:p>
      <text:p text:style-name="P4"><text:soft-page-break/><text:span text:style-name="T56">Намного легче</text:span> придумать и реализовать какой-нибудь сложный алгоритм, <text:span text:style-name="T56">чем</text:span> написать автомат, который будет придумывать и реализовывать алгоритмы на разные случаи жизни.</text:p>
      <text:p text:style-name="P6">Обязаны мы следовать этому правилу? Иными словами, возможно ли заниматься разработкой систем человекоподобного интеллекта, не дожидаясь пока полностью будет развит первый уровень? Наверное, <text:span text:style-name="T57">нет</text:span>, <text:span text:style-name="T57">нужно</text:span> <text:span text:style-name="T57">только вы</text:span>брать область, где первый уровень сравнительно прост. Например, обработка текста, машинный перевод, алгебраические выводы и, да, программирование. <text:span text:style-name="T57">Да, да, мы опять сужаем и специализируем задачу, но есть отличие. Мы собираемся это делать не упираясь в чистую нейронную сеть. Мы можем начать с простых задач, как с тестов той архитектуры, которую еще предстоит разработать.</text:span></text:p>
      <text:p text:style-name="P41"><text:span text:style-name="T65">Но вот что обнадеживает: р</text:span>азвитие низкоуровневых функций разума заняло у природы десятки и сотни миллионов лет, <text:span text:style-name="T57">в то время как</text:span> развитие высокоуровневых функций, <text:span text:style-name="T2">всего лишь</text:span> несколько миллионов лет, в десятки раз быстрее. Это может быть, конечно, обусловлено тем что развитие низкоуровневых функций тормозилось необходимостью развития органов чувств и тела. Тем не менее, <text:span text:style-name="T57">возможно</text:span> второй этап <text:span text:style-name="T57">не настолько уж</text:span> сложнее первого?</text:p>
      <text:p text:style-name="P65">Подход</text:p>
      <text:p text:style-name="P58">Нужно перейти от второго этапа к третьему и четвертому. <text:span text:style-name="T66">Это значит что нужно создать новый язык программирования, настолько простой что он позволил бы самой системе писать код. При этом, язык обязан быть функционально полным.</text:span></text:p>
      <text:p text:style-name="P59">Давайте посмотрим без к<text:span text:style-name="T67">акого минимума</text:span> мы не сумеем обойтись. <text:span text:style-name="T67">Любой язык должен обеспечить поток исполнения, место для хранения данных, а также операции которые эти данные обрабатывают. Ещё язык должен обеспечивать ветвление. Нейронная сеть тоже подчиняется этим правилам: сигналы от нейрона к нейрону передаются в заданном направлении, обрабатываются шаг за шагом от нейрона к нейрону по определенным правилам и избирательно включают и выключают участки нейронные сети. </text:span></text:p>
      <text:p text:style-name="P59"><text:span text:style-name="T67">Это наименьший общий знаменатель между человеческим мозгом и языком ассемблера, например. Язык ассемблера в чистом виде, разумеется, нам не подойдет. Он специализирован под свои задачи, мы будем специализировать его под свои. Но базовые вещи,такие как цепочка исполнение команд, ветвления, блоки команд и блоки данных нам пригодятся.</text:span></text:p>
      <text:p text:style-name="P60">Еще одна базовое свойство нашего разума, к которой следует присмотреться это его разделение на сознательную подсознательную части. Наша система тоже будет разделена на два уровня. Первый урововень – примитивы, кодируемые руками. Сюда спрячется вся сложность, которую трудно или невозможно осуществить на втором уровне. Это аналог подсознания или инстинктов насекомых. Второй уровень – язык, оперирующий примитивами. Эта часть языка будет непосредственно доступна системе.</text:p>
      <text:p text:style-name="P57">Речь здесь вот о чем. Классическая многоуровневая нейронная сеть, по сути своей, только сильно развитый оператор "if". Вы не сможете написать полезную программу, используя лишь условные переходы. Нужны элементы языка, способные выполнять действия и хранить данные.</text:p>
      <text:p text:style-name="P61">Основным строительным блоком мозга и нервной системы является нейрон. И здесь возникает ощущение что мы видим только вершину айсберга. Нейрон, как он представлен в литературе, с его аксоном и дендритами, по сути своей не что иное как гипертрофированный оператор If. Попробуйте-ка написать программу используя только оператор условного перехода.</text:p>
      <text:p text:style-name="P62"><text:span text:style-name="T68">Итак, строительным блоком нашей системы будет концепт. Идентификатором концепта (Cid, Concept Identifier) послужит целое число</text:span>. <text:span text:style-name="T68">Проглядываются четыре основных типа концептов:</text:span></text:p>
      <text:p text:style-name="P44"><text:soft-page-break/>1. Статический концепт. Первый уровень системы – это набор функций, написанных непосредственно на D, способных принимать некоторый набор параметров. Результат их работы, не возврат значений, это было бы слишком сложно для второго уровня, а настройка концепта/набора концептов. Статические концепты представляют эти функции<text:span text:style-name="T61">(т.е. хранят их адреса)</text:span> на втором уровне, уровне концептов. <text:span text:style-name="T60">Они исполняют роль хандлеров, интерфейса между функциями у концептами действий. </text:span></text:p>
      <text:p text:style-name="P44">2. Действие. <text:span text:style-name="T61">Этот концепт хранит все необходимое для вызова функций – сид статического концепта и сиды концептов-параметров.</text:span></text:p>
      <text:p text:style-name="P44"><text:span text:style-name="T61">3</text:span>. Нейрон. Тот самый нейрон, который принимает решения, и, как результат, запускает определенную последовательность действий и передачу управления одному или нескольким нейронам. <text:span text:style-name="T61">Существует несколько разновидностей нейрона: взвешивающие, те что используются в нейронных сетях, логические осуществляющие обычную булеву логику, безусловные, единственное назначение которых группировать действия и ветвления.</text:span></text:p>
      <text:p text:style-name="P45">4. Данные. Содержит две подгруппы. Во-первых, предпосылки – то на основе чего нейроны принимают решения. Во-вторых, хранилища, например, числа, слова, словари, очереди и т.д., <text:span text:style-name="T62">то что трудно или невозможно было бы представить используя названные выше концепты.</text:span></text:p>
      <text:p text:style-name="P46">Такой набор обеспечивает функциональную полноту. Достаточно ли он прост? Не обязательно. Тем не менее, группы концептов, выполняющие определенные функции, могут быть выделены из этого языка, оформлено концептами, и программирование может выполняться не на этих базовых концептах, а на группах, что позволит далее упростить программирование. Таким образом, сложность решаемых задач будет переведена не в сложность концептов, а в их объем. В этом и состоит основная идея проекта. Программисту легче справляться со сложностью концептов, чем с объемом, процессору – наоборот.</text:p>
      <text:p text:style-name="P47">Развитие проекта представляется разделенным на три этапа.</text:p>
      <text:p text:style-name="P47">1. Наращивание набора статических концептов (stat modules) и ручное программирование динамических концептов – раскрутка, то что в коде проекта названо crank. Подразумевается ручная настройка концептов и их взаимосвязей прямо в коде (crank modules).</text:p>
      <text:p text:style-name="P47">2. Первая вещь, которой нужно обучать систему – интроспекция. Она же, по моим ощущениям и последняя. Система должна уметь <text:span text:style-name="T69">находить</text:span> нужные концепты по их словесному описанию, показывать и изменять их содержимое. Т.е. второй этап – прямое программировани концептами в диалоге с Крисом.</text:p>
      <text:p text:style-name="P47">3. Третий этап - способность Криса выполнять подбор и настройку концептов <text:span text:style-name="T64">самостоятельно или</text:span> <text:span text:style-name="T69">при </text:span>минимальном участии оператора. Простой пользователь, ведущий диалог с Крисом не обязан даже знать слово "концепт". В то же время, любой диалог с человеком или с книгой должен быть обучением, и не просто параметризацией нейронов.</text:p>
      <text:p text:style-name="P64">Эти этапы, естественно, буду пересекаться. Трудно представить, например, чтобы быстро отпала необходимость в ручной разработке статических концептов. Освоение любой новой области знания будет начинаться с написания группы примитивов. Конечная оптимизация определенной области будет сводиться к написанию группы примитивов. Точно также, не всё можно объяснить системе человеческим языком. Для программирования многих вещей нужно будет спускаться на уровень концептов.</text:p>
      <text:p text:style-name="P49">На чем писать?</text:p>
      <text:p text:style-name="P7">Система обречена перестраиваться и переделываться много раз, поэтому язык должен предоставлять хорошие возможности для моделирования, т.е. язык должен быть достаточно высокого уровня. <text:span text:style-name="T4">Иными словами,</text:span> трудоемкость написания кода должна быть невысокой. <text:soft-page-break/>Такой язык как C++, например, не проходит по этому критерию.</text:p>
      <text:p text:style-name="P7">Поскольку сама система может быть очень неэффективной, нужно иметь запас производительности. Такие языки как Питон и Руби <text:span text:style-name="T58">отпадают</text:span>. </text:p>
      <text:p text:style-name="P8">Когда-то давно кандидатом был язык Скала. Привлекала лаконичность <text:span text:style-name="T29">и мощность, т</text:span>акие вещи как дедукция типов, трейты, поддержка функционального программирования. Я п<text:span text:style-name="T31">р</text:span>осмотрел несколько <text:span text:style-name="T9">обзоров</text:span>, взял книгу и стал читать. Поначалу был полон энтузиазма, но по мере углубления язык потихоньку <text:span text:style-name="T30">начал </text:span>отталкива<text:span text:style-name="T30">ть</text:span> меня и, на середине книги, когда я дошел до конструкции switch, или match, не помню уж как его там, язык оттолкнул <text:span text:style-name="T63">меня</text:span> окончательно. <text:span text:style-name="T6">Я н</text:span>е навязываю своего мнения. <text:span text:style-name="T6">В</text:span>озможно, и, <text:span text:style-name="T6">даже наверняка</text:span>, <text:span text:style-name="T63">я не прав</text:span>. <text:span text:style-name="T12">Но, язык перестал быть кандидатом в инструменты и перешел в разряд "еще один язык"</text:span>.</text:p>
      <text:p text:style-name="P9">Остались два кандидата – D и Java. Сначала хотел писать на D. Очень мощный эффективный, <text:span text:style-name="T13">богатый и </text:span>красивый язык. <text:span text:style-name="T14">С некоторыми недостатками, само собой, но в целом это лучший из языков, с которыми мне приходилось встречаться</text:span>. <text:span text:style-name="T10">Р</text:span>аботать на нем – удовольствие. Остановило одно, недостаточно развит<text:span text:style-name="T11">ые</text:span> IDE. </text:p>
      <text:p text:style-name="P42">В общем, обратился к Java/Netbeans. <text:span text:style-name="T58">Java, это, конечно, не D, no</text:span> Netbeans лучшая из в<text:span text:style-name="T28">иденных</text:span> мной <text:span text:style-name="T28">до сих пор</text:span> IDE <text:span text:style-name="T36">(с мелкими заковыками. Без ложки дегтя нельзя...). В качестве базы данных был выбран Постгрес.</text:span></text:p>
      <text:p text:style-name="P42"><text:s/><text:span text:style-name="T59">Это был первый этап. Связка java/Netbeans позволила привести свои идеи к некоторой форме. Были определены ключевые процессы и классы и построен минимальный проект. Тут же проявились слабые стороны языка java как средства реализации проекта. Во-первых, многопроцессная обработка в java трудна и рискована. Несмотря на то что была выбрана самая простая модель межпроцессного взаимодействия – посылка сообщений, и применен инструментарий, разработанный ранее и проверенный в других проектах, минимальный проект всего из двух рабочих нитей показал нестабильность. Во-вторых, жесткость java не позволяет без больших затрат реализовать ручное управление тем самым языком проекта, о котором шла речь ранее.</text:span></text:p>
      <text:p text:style-name="P43">Поэтому, произошло переключение на D. Был заново переписан первоначальный проект с попутной доработкой структуры. Написаны первые модули работы с базой данных, содержащие зачатки версионности, которая на первых порах не будет использоваться, но уже закладывается в основу, точно также как в систему закладываются зачатки параллельной работы с пользователями, хотя до реализации этого режима еще очень далеко.</text:p>
      <text:p text:style-name="P38"><text:span text:style-name="T37">Пользовательским</text:span> интерфейс<text:span text:style-name="T37">ом</text:span> <text:span text:style-name="T27">на первых порах служит консоль, просто чтобы меньше отвлекаться от работы над архитектурой, впоследствии можно организовать Web сервер</text:span>.</text:p>
      <text:p text:style-name="P38"/>
      <text:p text:style-name="P48">Править далее.</text:p>
      <text:p text:style-name="P50">На<text:span text:style-name="T32">звание</text:span></text:p>
      <text:p text:style-name="P22">Рабочее название системы Christopher, или Chris.</text:p>
      <text:p text:style-name="P49">Набросок архитектуры</text:p>
      <text:p text:style-name="P22">При разработке прототипа системы упор делается на максимальную простоту, без избыточности, без особой оптимизации. На этом этапе нужно понять как<text:span text:style-name="T34">ими</text:span> должн<text:span text:style-name="T33">ы</text:span> быть <text:span text:style-name="T33">основные структуры и внутренние интерфейсы</text:span>.</text:p>
      <text:p text:style-name="P21">Для облегчения распараллеливания и лучшей структуризации идем путем кода управляемого <text:soft-page-break/>событиями. События складываются в очередь <text:span text:style-name="T38">к процессам, где <text:s/>обрабатываются в петле сообщений </text:span>и<text:span text:style-name="T38">ли</text:span> маршрутизируются к функторам. <text:span text:style-name="T39">Петли организуются в дерево. Такая наработка у меня есть, грешно не пользоваться. В Java придется поплясать с синхронизацией нитей, в D было бы проще. Придется потерпеть.</text:span></text:p>
      <text:p text:style-name="P52">Концепты</text:p>
      <text:p text:style-name="P23">Основной строительный блок системы – концепт, подобно тому как основным строительным блоком мозга является нейрон. "Человек ест яблоко" – здесь три концепта, человек, поедание, яблоко. Другие концепты, которые с ними перекликаются – субъект, действие субъекта над объектом, объект. Или, например, такие концепты: живое существо, питание, фрукт. В коде концепты представляются объектами. Каждый концепт имеет числовой идентификатор, возможно, символьный идентификатор, данные и, возможно, методы.</text:p>
      <text:p text:style-name="P16">Концепты бывают <text:span text:style-name="T46">следующих</text:span> типов: решатели, функторы, храни<text:span text:style-name="T23">тели и примитивы</text:span>. <text:span text:style-name="T24">Решатели – промежуточные концепты, взвешивающие предпосылки и формирующие значение активации, которая далее используется как предпосылка и функторы (не путать концепт-функтор с объектами-функторами) – конечные концепты, способные возбуждать определенное действие.</text:span></text:p>
      <text:p text:style-name="P13"><text:span text:style-name="T21">Решатели, к</text:span>ак вход содержат продпосылки <text:span text:style-name="T16">(premises) </text:span>в форме массива пар сид/вес <text:span text:style-name="T20">и переменную смещение</text:span>. Здесь сид (cid – Concept Identifier) числовой идентификатор концепта и вес - весовой коэффициент с которым концепт участвуе во взвешенной сумме. </text:p>
      <text:p text:style-name="P14">Взвешенная сумма называется активацией. <text:span text:style-name="T17">Значение активации (взвешенная сумма + смещение) нормализуется сжатием в диапазон от -1 до 1 с помощью функции (1-exp(-x))/(1+exp(-x)). Активация может быть положительной (концепт активен) или отрицательной (антиактивен). Абсолютная величина активации показывает степень уверенности системы в активности/антиактивности концепта. Нулевое значение говорит о том что концепт погашен, т.е. никак не участвует в активации </text:span>других концептов<text:span text:style-name="T17">.</text:span></text:p>
      <text:p text:style-name="P15">Такая система способна обеспечить <text:span text:style-name="T18">булеву </text:span>логику <text:span text:style-name="T18">(при активации +1/-1), а также</text:span> линейную/нелинейную регрессию.</text:p>
      <text:p text:style-name="P17">Функтор <text:span text:style-name="T23">как результат своей работы выполняет некоторую функцию с набором параметров. Как вход он </text:span>содержат массив концептов <text:span text:style-name="T22">хранилищ, на основании которых формируется этот набор параметров, решатель и числовой порог. Если значение активации решателя превосходит порог, функтор вызывает функцию с параметрами.</text:span></text:p>
      <text:p text:style-name="P29">Хранитель, исполняет чисто функцию хранения данных, <text:span text:style-name="T46">взаимосвязи концептов</text:span>. Он не инициирует никаких действий.</text:p>
      <text:p text:style-name="P29"><text:span text:style-name="T46">Примитив, как вырожденная форма хранителя</text:span>, хранит символ, словоформу, числовую константу, картинку, звук и т.д.</text:p>
      <text:p text:style-name="P24">Концепты делятся на статические и динамические. Статические оформлены классами Java (или D) и выполняют свою работу с помощью кода, содержащегося в методах. Это аналог низкоуровневых, подсознательных функций ума или инстинктов у насекомых. Динамические концепты выполняют свои функции только благодаря взаимосвязям, следовательно, могут настраиваться самим Крисом. Концептуальная разница между ними в том, что статические объекты известны компилятору, динамические – нет. <text:span text:style-name="T41">Статический концепт, в отличие от динамического, не содержит в списка предпосылок.</text:span></text:p>
      <text:p text:style-name="P25">Вот пример. Динамический концепт русского языка содержит два статических концепта. Первый это маркер "язык", говорит что динамический концепт описывает язык, второй концепт "стринг-из-одного-слова", он содержит стоку "русский" (не концепт, а Java строку внутри Java объекта).</text:p>
      <text:p text:style-name="P11"><text:soft-page-break/>Все концепты включены в карту идентификаторов, так они могут быть найдены в памяти. Объект, содержащий эти карты называется ComDir. <text:span text:style-name="T31">Для идентификаторов статических объектов выделен диапазон от 0 до, скажем, трех байтов. Для них идентификатор находится в однозначном соответствии с классом, это реализуется через enum.</text:span></text:p>
      <text:p text:style-name="P53">Круги внимания, коллектор<text:span text:style-name="T40">ы</text:span>, <text:span text:style-name="T35">диспетчер</text:span></text:p>
      <text:p text:style-name="P10">Если возникает повод подумать, например, оператор обращается из консоли к Крису, <text:span text:style-name="T25">в действие вступает диспетчер. Он создает круг внимания (attention bubble) – объект, который содержит и обрабатывает все концепты, касающиеся беседы.</text:span></text:p>
      <text:p text:style-name="P18">Система должна быть многопользовательской, т.е. может одновременно существовать несколько кругов внимания для бесед с разными людьми, для чтения разных книг и т.д. Каждый круг внимания <text:span text:style-name="T7">может</text:span> потреблять концепты из общей базы, генерировать новые, изменять существующие в процессе обучения. Для исключения перехлестов <text:span text:style-name="T7">в каждом круге внимания создаются свои собственные карты идентификаторов и имен для созданных или модифицированных концептов. Если кругу нужен общий концепт, ему дают ссылку на него. Если он хочет изменить общий концепт, он копирует концепт к себе и дальше работает со своей собственной копией.</text:span></text:p>
      <text:p text:style-name="P12">Т.е. круг внимания обучает систему строго в собственной копии. Для обучения системы через общие концепты будет существовать выделенный круг внимания под названием <text:span text:style-name="T19">Коллектор</text:span>. В его задачу входит анализ <text:span text:style-name="T26">работы всех</text:span> кругов <text:span text:style-name="T26">внимания</text:span> и коррек<text:span text:style-name="T8">тировка</text:span> общей базы. <text:span text:style-name="T19">Коллекторов тоже может быть несколько и они работают параллельно. Общие концепты хранятся в базе Постгрес. Для исключения конфликтов между кругами внимания и коллекторами используем его систему версионности и блокировок.</text:span></text:p>
      <text:p text:style-name="P19"><text:span text:style-name="T35">Диспетчер следит за состоянием кругов внимания. Если необходимо, он стартует коллекторы для принятия их опыта в систему. </text:span>После того как круг внимания завершил свою работу и коллектор <text:span text:style-name="T35">исчерпал его данные</text:span> <text:span text:style-name="T35">диспетчер</text:span> завершает его. <text:span text:style-name="T35">Также, диспетчер выполняет функции маршрутизации внутренних сообщений между кругами внимания или кругами внимания и внешними интерфейсами, такими как консоль, http коннект или файл (например, при чтении книги).</text:span></text:p>
      <text:p text:style-name="P20"/>
      <text:p text:style-name="P54"><text:span text:style-name="T42">Варка(brewing): к</text:span>руг внимания <text:span text:style-name="T42">и котелки</text:span></text:p>
      <text:p text:style-name="P36">Круг внимания <text:span text:style-name="T51">содержит свою карту концептов и является главным котлом</text:span>. </text:p>
      <text:p text:style-name="P37">Дальше все править...</text:p>
      <text:p text:style-name="P36"/>
      <text:p text:style-name="P36"><text:s/>Собственно процесс принятия решения (варка) происходит в котлах (caldron). Котел работает следующим образом. Круг внимания создает котел и складывает в него начальные предпосылки. Предпосылки содержат ссылки на возможные эффекты – концепты, которые могут возбуждаться этими предпосылками. Котел работает пошагово. На каждом шаге он подтягивает эффекты и выполняет оценку, активируя или отбрасывая их. <text:span text:style-name="T43">На следующем шаге эффекты становятся предпосылками. Попутно котел сохраняет журнал варки (историю). На последнем шаге эффекты определяют действия, которые должен выполнить круг внимания. Котел может порождать подкотлы, обслуживающие его задачи в параллель. В конечном итоге, круг внимание может иметь дерево котлов. Надкотлы запускают и останавливают подкотлы, а также сливают и сохраняют их истории. Котлы, как и круг внимания строятся как отдельные процессы на основе петли сообщений. Взаимодействие между котлами и между главным котлом и кругом внимания идет через сообщения.</text:span></text:p>
      <text:p text:style-name="P26">Почему эту работу нельзя было выполнить прямо в круге, зачем придумывать котлы? Круг <text:soft-page-break/>внимания достаточно постоянная сущность. Например, когда человек беседует с Крисом, ему выделяется груг внимания. Или когда Крис читает книгу, ей выделяется круг внимания. В ходе беседы или чтения одна за другой возникают задачи. Для их решения создаются котлы. </text:p>
      <text:p text:style-name="P26"><text:span text:style-name="T45">В свободной</text:span> аналоги<text:span text:style-name="T45">и</text:span>, круг внимания это тема, <text:span text:style-name="T44">которую я обдумываю, к</text:span>отлы – <text:span text:style-name="T44">мысли по теме.</text:span></text:p>
      <text:p text:style-name="P27">Еще одна причина для введения понятия котла состоит в том, что многие задачи в круге внимания могут решаться параллельно, несколькими котлами. Поэтому, котлы организуются в дерево: главный котел может порождать подкотлы и должен контролировать их работу.</text:p>
      <text:p text:style-name="P28">Просится решение организовывать котлы процессами-петлями обработки сообщений.</text:p>
      <text:p text:style-name="P55">Строительные леса</text:p>
      <text:p text:style-name="P28">В качестве пользовательского интерфейса используем консоль. Чтобы не отвлекаться на разработку инфраструктуры базы данных используем стартер, вызываемый при загрузке системы. Стартер содержит код генерации концептов, необходимых, чтобы оживить систему.</text:p>
      <text:p text:style-name="P55">Начало разработки</text:p>
      <text:p text:style-name="P28">Итак, созданы основные модули: петли обработки сообщений для приложения, консоли, диспетчера внимания, кругов внимания, котлов, запускаемых отдельными процессами (нитями в Java), а также объекты сообщений и набросок иерархии концептов. <text:span text:style-name="T47">Степень готовности модулей различается от практически полноценных объектов, например, петли сообщений, до голых набросков, таких как котел или базовые объекты концептов.</text:span></text:p>
      <text:p text:style-name="P30">Тем не менее, можно попытаться заставить всю схему работать. Задача самая примитивная – принимать вводимые с консоли строки и сохранять их в виде цепочки (истории). В голом коде это решается элементарно, но наша задача выполнить это на уровне концептов.</text:p>
      <text:p text:style-name="P30">Итак, консоль принимает строку и отправляет ее сообщением диспетчеру кругов внимания. Диспетчер порождает круг внимания для беседы с консолью и создает у себя маршрут для обмена сообщениями между консолью и кругом. Круг внимания, <text:span text:style-name="T51">он же главный котел</text:span> создает котел, помещает в него концепты "беседа с консолью", "пришла первая строка", "собеседник неизвестен".</text:p>
      <text:p text:style-name="P31">Шаг 1. </text:p>
      <text:p text:style-name="P31">Предпосылки: <text:span text:style-name="T47">"беседа с консолью", "пришла строка с консоли", "первая строка", "собеседник неизвестен", "журнал консоли".</text:span></text:p>
      <text:p text:style-name="P32">Возможные эффекты: "поместить строку в журнал", "<text:span text:style-name="T48">ожидать продолжения фразы</text:span>","ожидать следующую строку", "представиться <text:span text:style-name="T49">и </text:span>спросить имя собеседника", <text:span text:style-name="T48">'обобщить концепт "беседа с консолью" до "беседа"'</text:span></text:p>
      <text:p text:style-name="P33">Выбрана цепочка эффектов: <text:span text:style-name="T48">'обобщить концепт "беседа с консолью" до "беседа'.</text:span></text:p>
      <text:p text:style-name="P34">Выбраны предпосылки следующего шага: <text:span text:style-name="T47">"беседа", "пришла первая строка", "собеседник неизвестен", "текст строки".</text:span></text:p>
      <text:p text:style-name="P31">Шаг <text:span text:style-name="T48">2</text:span>.</text:p>
      <text:p text:style-name="P34">Предпосылки: <text:span text:style-name="T47">"беседа", "пришла первая строка", "собеседник неизвестен", "текст строки".</text:span></text:p>
      <text:p text:style-name="P33">Возможные эффекты: "поместить строку в журнал", "<text:span text:style-name="T48">ожидать продолжения фразы</text:span>","ожидать следующую строку", "представиться <text:span text:style-name="T49">и </text:span>спросить имя собеседника", "<text:span text:style-name="T49">поместить свой ответ в журнал"</text:span></text:p>
      <text:p text:style-name="P32">Выбрана цепочка эффектов: "поместить строку в журнал", "представиться <text:span text:style-name="T49">и </text:span>спросить имя собеседника", "<text:span text:style-name="T49">поместить свой ответ в журнал</text:span>", "ожидать следующую строку".</text:p>
      <text:p text:style-name="P35"><text:soft-page-break/>Котел завершил работу, послал сообщение кругу внимания. Круг внимания выполнил действия. <text:span text:style-name="T50">Основной котел не удаляется, он всегда присутствует в круге. Его дерево подкотлов может меняться, подкотлы создаются и удаляются. Для оптимизации процессы могут браться из пула, но на данном этапе оптимизация не интересует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12M13S</meta:editing-duration>
    <meta:editing-cycles>183</meta:editing-cycles>
    <meta:generator>LibreOffice/4.2.8.2$Linux_X86_64 LibreOffice_project/420m0$Build-2</meta:generator>
    <dc:date>2018-11-10T06:32:05.689688283</dc:date>
    <meta:document-statistic meta:table-count="0" meta:image-count="0" meta:object-count="0" meta:page-count="8" meta:paragraph-count="90" meta:word-count="3021" meta:character-count="22799" meta:non-whitespace-character-count="19831"/>
    <meta:user-defined meta:name="Info 1"/>
    <meta:user-defined meta:name="Info 2"/>
    <meta:user-defined meta:name="Info 3"/>
    <meta:user-defined meta:name="Info 4"/>
  </office:meta>
</office:document-meta>
</file>